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8000000541F24A9D6.png"/>
  <manifest:file-entry manifest:media-type="image/png" manifest:full-path="Pictures/10000000000001950000014AAF10B29F.png"/>
  <manifest:file-entry manifest:media-type="image/png" manifest:full-path="Pictures/1000020000000020000000781F467AE1.png"/>
  <manifest:file-entry manifest:media-type="image/png" manifest:full-path="Pictures/100000000000016500000144D4696D53.png"/>
  <manifest:file-entry manifest:media-type="image/png" manifest:full-path="Pictures/100002000000007800000044C8D29EE6.png"/>
  <manifest:file-entry manifest:media-type="image/png" manifest:full-path="Pictures/100002000000006400000064D62B9BA0.png"/>
  <manifest:file-entry manifest:media-type="image/png" manifest:full-path="Pictures/100002000000004A00000069AAF9D108.png"/>
  <manifest:file-entry manifest:media-type="image/png" manifest:full-path="Pictures/10000000000000F9000000EF26254D8B.png"/>
  <manifest:file-entry manifest:media-type="image/png" manifest:full-path="Pictures/10000200000000420000006E291E0FAE.png"/>
  <manifest:file-entry manifest:media-type="image/png" manifest:full-path="Pictures/100002000000002A0000006E1CCA7BE7.png"/>
  <manifest:file-entry manifest:media-type="image/png" manifest:full-path="Pictures/1000020000000042000000784BCBB0D5.png"/>
  <manifest:file-entry manifest:media-type="image/png" manifest:full-path="Pictures/10000200000000580000005DBFE194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cm" table:align="margins" style:writing-mode="lr-tb"/>
    </style:style>
    <style:style style:name="Таблица1.A" style:family="table-column">
      <style:table-column-properties style:column-width="4.219cm" style:rel-column-width="2392*"/>
    </style:style>
    <style:style style:name="Таблица1.B" style:family="table-column">
      <style:table-column-properties style:column-width="4.221cm" style:rel-column-width="2393*"/>
    </style:style>
    <style:style style:name="Таблица1.D" style:family="table-column">
      <style:table-column-properties style:column-width="4.239cm" style:rel-column-width="2403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3" style:family="table-row">
      <style:table-row-properties style:min-row-height="0.723cm" style:keep-together="true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Таблица1.6" style:family="table-row">
      <style:table-row-properties style:min-row-height="0.7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1"/>
    </style:style>
    <style:style style:name="P2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3" style:family="paragraph" style:parent-style-name="Standard" style:list-style-name="WW8Num1"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 style:list-style-name="WW8Num1"/>
    <style:style style:name="P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snap-to-layout-grid="false"/>
      <style:text-properties fo:color="#000000" style:font-name="Arial1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style:snap-to-layout-grid="false"/>
      <style:text-properties fo:color="#000000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style:font-size-asian="10pt" style:font-name-complex="Arial1" style:font-size-complex="10pt"/>
    </style:style>
    <style:style style:name="T1" style:family="text">
      <style:text-properties style:font-name="Arial1" fo:font-size="10pt" style:font-size-asian="10pt" style:font-name-complex="Arial1" style:font-size-complex="10pt"/>
    </style:style>
    <style:style style:name="T2" style:family="text">
      <style:text-properties style:font-name="Arial1" fo:font-size="10pt" fo:language="en" fo:country="US" style:font-size-asian="10pt" style:font-name-complex="Arial1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4" style:family="text">
      <style:text-properties fo:color="#000000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32249752" text:style-name="WW8Num1">
        <text:list-item>
          <text:p text:style-name="P4"><draw:frame draw:style-name="fr1" draw:name="Врезка1" text:anchor-type="paragraph" svg:x="-0.199cm" svg:y="0.804cm" svg:width="16.9cm" draw:z-index="0">
       <draw:text-box fo:min-height="0.37cm">
        <table:table table:name="Таблица1" table:style-name="Таблица1">
         <table:table-column table:style-name="Таблица1.A"/>
         <table:table-column table:style-name="Таблица1.B" table:number-columns-repeated="2"/>
         <table:table-column table:style-name="Таблица1.D"/>
         <table:table-row table:style-name="Таблица1.1">
          <table:table-cell table:style-name="Таблица1.A1" office:value-type="string">
           <text:p text:style-name="P5">а</text:p>
          </table:table-cell>
          <table:table-cell table:style-name="Таблица1.A1" office:value-type="string">
           <text:p text:style-name="P5">б</text:p>
          </table:table-cell>
          <table:table-cell table:style-name="Таблица1.A1" office:value-type="string">
           <text:p text:style-name="P5">в</text:p>
          </table:table-cell>
          <table:table-cell table:style-name="Таблица1.D1" office:value-type="string">
           <text:p text:style-name="P5">г</text:p>
          </table:table-cell>
         </table:table-row>
         <table:table-row table:style-name="Таблица1.1">
          <table:table-cell table:style-name="Таблица1.A2" office:value-type="string">
           <text:p text:style-name="P6"><draw:frame draw:style-name="fr2" draw:name="Графический объект1" text:anchor-type="as-char" svg:width="1.111cm" svg:height="2.91cm" draw:z-index="1"><draw:image xlink:href="Pictures/100002000000002A0000006E1CCA7BE7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2" text:anchor-type="as-char" svg:width="1.958cm" svg:height="2.778cm" draw:z-index="2"><draw:image xlink:href="Pictures/100002000000004A00000069AAF9D108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3" text:anchor-type="as-char" svg:width="1.746cm" svg:height="2.91cm" draw:z-index="3"><draw:image xlink:href="Pictures/10000200000000420000006E291E0FAE.png" xlink:type="simple" xlink:show="embed" xlink:actuate="onLoad"/>
            </draw:frame></text:p>
          </table:table-cell>
          <table:table-cell table:style-name="Таблица1.D2" office:value-type="string">
           <text:p text:style-name="P6"><draw:frame draw:style-name="fr2" draw:name="Графический объект4" text:anchor-type="as-char" svg:width="3.277cm" svg:height="3.256cm" draw:z-index="4"><draw:image xlink:href="Pictures/100000000000016500000144D4696D53.png" xlink:type="simple" xlink:show="embed" xlink:actuate="onLoad"/>
            </draw:frame></text:p>
          </table:table-cell>
         </table:table-row>
         <table:table-row table:style-name="Таблица1.3"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</table:table-row>
         <table:table-row table:style-name="Таблица1.1">
          <table:table-cell table:style-name="Таблица1.A1" office:value-type="string">
           <text:p text:style-name="P5">д</text:p>
          </table:table-cell>
          <table:table-cell table:style-name="Таблица1.A1" office:value-type="string">
           <text:p text:style-name="P5">е</text:p>
          </table:table-cell>
          <table:table-cell table:style-name="Таблица1.A1" office:value-type="string">
           <text:p text:style-name="P5">ж</text:p>
          </table:table-cell>
          <table:table-cell table:style-name="Таблица1.D1" office:value-type="string">
           <text:p text:style-name="P5">з</text:p>
          </table:table-cell>
         </table:table-row>
         <table:table-row table:style-name="Таблица1.1">
          <table:table-cell table:style-name="Таблица1.A2" office:value-type="string">
           <text:p text:style-name="P6"><draw:frame draw:style-name="fr2" draw:name="Графический объект5" text:anchor-type="as-char" svg:width="0.847cm" svg:height="3.175cm" draw:z-index="5"><draw:image xlink:href="Pictures/1000020000000020000000781F467AE1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6" text:anchor-type="as-char" svg:width="1.746cm" svg:height="3.175cm" draw:z-index="6"><draw:image xlink:href="Pictures/1000020000000042000000784BCBB0D5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7" text:anchor-type="as-char" svg:width="2.646cm" svg:height="2.646cm" draw:z-index="7"><draw:image xlink:href="Pictures/100002000000006400000064D62B9BA0.png" xlink:type="simple" xlink:show="embed" xlink:actuate="onLoad"/>
            </draw:frame></text:p>
          </table:table-cell>
          <table:table-cell table:style-name="Таблица1.D2" office:value-type="string">
           <text:p text:style-name="P6"><draw:frame draw:style-name="fr2" draw:name="Графический объект8" text:anchor-type="as-char" svg:width="3.281cm" svg:height="3.256cm" draw:z-index="8"><draw:image xlink:href="Pictures/10000000000000F9000000EF26254D8B.png" xlink:type="simple" xlink:show="embed" xlink:actuate="onLoad"/>
            </draw:frame></text:p>
          </table:table-cell>
         </table:table-row>
         <table:table-row table:style-name="Таблица1.6"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 <table:table-cell table:style-name="Таблица1.A3" office:value-type="string">
           <text:p text:style-name="P7"/>
          </table:table-cell>
         </table:table-row>
         <table:table-row table:style-name="Таблица1.1">
          <table:table-cell table:style-name="Таблица1.A1" office:value-type="string">
           <text:p text:style-name="P5">и</text:p>
          </table:table-cell>
          <table:table-cell table:style-name="Таблица1.A1" office:value-type="string">
           <text:p text:style-name="P5">к</text:p>
          </table:table-cell>
          <table:table-cell table:style-name="Таблица1.A1" office:value-type="string">
           <text:p text:style-name="P5">л</text:p>
          </table:table-cell>
          <table:table-cell table:style-name="Таблица1.D1" office:value-type="string">
           <text:p text:style-name="P5">м</text:p>
          </table:table-cell>
         </table:table-row>
         <table:table-row table:style-name="Таблица1.1">
          <table:table-cell table:style-name="Таблица1.A2" office:value-type="string">
           <text:p text:style-name="P6"><draw:frame draw:style-name="fr2" draw:name="Графический объект9" text:anchor-type="as-char" svg:width="3.175cm" svg:height="1.799cm" draw:z-index="9"><draw:image xlink:href="Pictures/100002000000007800000044C8D29EE6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10" text:anchor-type="as-char" svg:width="3.277cm" svg:height="3.256cm" draw:z-index="10"><draw:image xlink:href="Pictures/10000000000001950000014AAF10B29F.png" xlink:type="simple" xlink:show="embed" xlink:actuate="onLoad"/>
            </draw:frame></text:p>
          </table:table-cell>
          <table:table-cell table:style-name="Таблица1.A2" office:value-type="string">
           <text:p text:style-name="P6"><draw:frame draw:style-name="fr2" draw:name="Графический объект11" text:anchor-type="as-char" svg:width="2.752cm" svg:height="2.223cm" draw:z-index="11"><draw:image xlink:href="Pictures/1000020000000068000000541F24A9D6.png" xlink:type="simple" xlink:show="embed" xlink:actuate="onLoad"/>
            </draw:frame></text:p>
          </table:table-cell>
          <table:table-cell table:style-name="Таблица1.D2" office:value-type="string">
           <text:p text:style-name="P6"><draw:frame draw:style-name="fr2" draw:name="Графический объект12" text:anchor-type="as-char" svg:width="2.33cm" svg:height="2.461cm" draw:z-index="12"><draw:image xlink:href="Pictures/10000200000000580000005DBFE1949D.png" xlink:type="simple" xlink:show="embed" xlink:actuate="onLoad"/>
            </draw:frame></text:p>
          </table:table-cell>
         </table:table-row>
        </table:table>
       </draw:text-box>
      </draw:frame><text:span text:style-name="T1">Образцы манипуляционных знаков (ГОСТ 14192-96)</text:span><text:span text:style-name="T2">.</text:span><text:span text:style-name="T1"><text:line-break/></text:span></text:p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1" style:family="text">
      <style:text-properties style:font-name="Courier New" style:font-name-complex="Courier New"/>
    </style:style>
    <style:style style:name="WW8Num2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4z0" style:family="text">
      <style:text-properties style:font-name="Symbol"/>
    </style:style>
    <style:style style:name="WW8Num5z0" style:family="text">
      <style:text-properties style:font-name="Courier New" style:font-name-complex="Courier New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МАНИПУЛЯЦИОННЫЕ ЗНАКИ</dc:title>
    <meta:initial-creator>Anton</meta:initial-creator>
    <meta:creation-date>2007-06-18T17:31:00</meta:creation-date>
    <dc:date>2011-09-08T12:13:40.04</dc:date>
    <meta:editing-cycles>2</meta:editing-cycles>
    <meta:editing-duration>PT00H11M00S</meta:editing-duration>
    <meta:document-statistic meta:table-count="1" meta:image-count="12" meta:object-count="0" meta:page-count="1" meta:paragraph-count="25" meta:word-count="18" meta:character-count="74"/>
    <meta:generator>OpenOffice.org/3.1$Win32 OpenOffice.org_project/310m19$Build-9420</meta:generator>
    <meta:user-defined meta:name="Поле 1"/>
    <meta:user-defined meta:name="Поле 2"/>
    <meta:user-defined meta:name="Поле 3"/>
    <meta:user-defined meta:name="Поле 4"/>
  </office:meta>
</office:document-meta>
</file>